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turns.return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urn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urns.Returns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urns.print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turns.answer( InvocationOnMock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urns.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urns.validateFor( InvocationOnMock invoca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